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hronos System </text:p>
      <text:p text:style-name="Standard"/>
      <text:p text:style-name="Standard">Das Chronos System befindet sich in den Außenbereichen des UEE und wurde durch staatliche Geheimhaltung und politische Kontroversen seit seiner Entdeckung im Jahr 2863 verschleiert. Offizielle Regierungsdokumente listen die 18. Kampfflotte der Navy, die zu der Zeit noch im Kellog <text:s/>System stationiert war als die Ersten, die nach Chronos reisten, nachdem sie während eines RoutineScans den Sprungpunkt entdeckt hatten. <text:s/></text:p>
      <text:p text:style-name="Standard"><text:s/></text:p>
      <text:p text:style-name="Standard">Allerdings hatte dies aufgrund eines aktuellen Rechtsstreits offenbar keine Bedeutung. In dem Rechtsstreit Contraly gegen das UEE liegt ein Gegenanspruch vor, der besagt, dass es Contralys Urgroßvater war, der das System entdeckt hatte. Ihm wurde jedoch die rechtmäßige Anerkennung aufgrund von Komplikationen mit einem ausstehenden Haftbefehl wegen dem Wildern von Orms auf Xis aberkannt. Historiker haben sich auf beiden Seiten der Debatte eingeschaltet und nun liegt es in den Händen des Gerichts, eine Entscheidung zu treffen. So oder so aber setzte sich das System zur Zeit der Entdeckung lediglich aus einem G-Typ Hauptreihenstern sowie zwei unbewohnbaren Planeten, die sich nah um die Sonne drängen zusammen. Aufgrund seiner Abgeschiedenheit, fehlenden Ressourcen und fehlenden bewohnbaren Stellen dachten nur wenige, dass das UEE Interesse an diesem System zeigen würden. <text:s/></text:p>
      <text:p text:style-name="Standard"><text:s/></text:p>
      <text:p text:style-name="Standard">Aus diesem Grund waren die Beobachter entrüstet, als das UEE Chronos plötzlich für die reine Regierungsnutzung und -entwicklung beanspruchte. Als die militärischen Schiffe begannen, das leere System immer wieder anzufliegen, kamen neugierige Fragen aus der Öffentlichkeit darüber auf, was wirklich in Chronos vor sich ging. Über Jahre hinweg kursierten teilweise einfallslose („Doomsday Vorrichtung“), teilweise einfallsreiche („unsichtbare Raumstationen“) Theorien im UEE-Raum. Eine leidenschaftliche Verschwörungstheoretikerin ging angeblich sogar so weit, als blinder Passagier auf einem militärischen Transporter zu reisen, der auf dem Weg zu dem System war. Als sie später behauptete, dass dort nichts versteckt werde, verärgerte ihre Unfähigkeit, irgendetwas Skandalöses aufzudecken, ihre Theoretikerkollegen und befeuerte damit nur weiter die Spekulationen. <text:s/></text:p>
      <text:p text:style-name="Standard"><text:s/></text:p>
      <text:p text:style-name="Standard">Es wurde behauptet, dass die einzige Möglichkeit, dass sie absolut gar nichts gefunden hatte, die ist, dass es wirklicht etwas zu verheimlichen galt und die Regierung wieder einmal die Wahrheit zum Schweigen brachte. Diejenigen, die an eine Vertuschung glaubten, waren sich sogar noch sicherer, dass es einen Grund für das UEE geben musste, dass es Chronos für sich selbst beanspruchte. Es dauerte bis zum Jahr 2872, dass Imperator Corbyn Salehi hervortrat, um offiziell zu verkünden, woran die Regierung arbeitete. Chronos sollte die Heimat für das Projekt Archangel werden, gemeinhin auch als „Synthworld“ bezeichnet, einer gewaltigen UEE-Initiative, um einen Planeten zu bauen. Nach Jahrhunderten des „Umschreibens“ von Planeten durch die Terraforming-Technologie, visierte die Menschheit nun die Erschaffung eines ganzen Planeten an. </text:p>
      <text:p text:style-name="Standard"><text:s/></text:p>
      <text:p text:style-name="Standard"><text:s/></text:p>
      <text:p text:style-name="Standard"/>
      <text:p text:style-name="Standard"><text:s/></text:p>
      <text:p text:style-name="Standard">Das Projekt Archangel (Erzengel) </text:p>
      <text:p text:style-name="Standard"><text:s/></text:p>
      <text:p text:style-name="Standard">Es gab viele Gründe, warum sich das Chronos System als idealer Ort für dieses ambitionierte Projekt eignete. Der Hauptstern hatte Ähnlichkeit zur Sonne im Sol System, wodurch es optimale Bedingungen für menschliche Siedlungen bot. Seine zwei Planeten waren trostlose Gesteinsbrocken, das bedeutete, dass dieses gewaltige Unterfangen keine Nachteile für irgendwelche Bewohner haben würde – weder durch die jahrzehntelange Konstruktionsphase noch durch weiter führende Experimente. <text:s text:c="2"/></text:p>
      <text:p text:style-name="Standard"><text:s/></text:p>
      <text:p text:style-name="Standard"><text:soft-page-break/>Durch das Fehlen weiterer Planeten konnte die Synthworld zudem in einer idealen orbitalen Distanz zum Hauptstern platziert werden. Zusätzlich bot es den Vorteil, ein relativ abgelegenes System zu sein, wodurch das Risiko von unerwünschten Besuchern und neugierigen Blicken minimiert wurde. Nachdem das Projekt bekannt gegeben wurde, symbolisierte es eine Zukunft, in der die Menschheit bewohnbare Welten erschaffen konnte, ohne das Risiko einzugehen, anderen Spezies zu schaden. Frachter nahmen die lange Reise auf sich, um Ressourcen in das System zu schaffen, auch wenn die Marge anderswo höher war. Gelehrte erklärten ausführlich, was ein Erfolg von Archangel für die Zukunft des Empires bedeuten würde. <text:s/>Und Zivilisten warteten gespannt auf die Entstehung einer neuen Welt. <text:s/></text:p>
      <text:p text:style-name="Standard"><text:s/></text:p>
      <text:p text:style-name="Standard">Doch während die Dekaden vorbei zogen, schien das Interesse am Versprechen einer synthetischen Welt bei der Öffentlichkeit abzuflauen. Trotz Millionen investierter Stunden und Millairden Credits schien der Planet seiner Fertigstellung nicht näher zu kommen. Von Korruptionsskandalen und Kostenüberschreitungen in den Dreck gezogen wurde das Projekt von einigen FortschrittsTraditionalisten als „finanzieller Vampir“ bezeichnet, das Geld und Ressourcen von anderen wichtigen Projekten absaugte. Bald symbolisierte die Synthworld nicht länger die Zukunft. Heute gibt es in Chronos nur noch sehr wenig Verkehr. Frachter laden noch immer Vorräte an der Archangel- Station ab und einige reisen an den vorgegebenen Routen durch das System, um in das Branaugh System zu springen. Daneben gibt es nur noch wenig weitere Gründe, sich lange im Chronos System aufzuhalten. </text:p>
      <text:p text:style-name="Standard"><text:s/></text:p>
      <text:p text:style-name="Standard">Chronos I (Bruder) </text:p>
      <text:p text:style-name="Standard">In einem engen Orbit rund um die Sonne von Chronos sitzend herrschen auf ‚Bruder‘ kochend heiße Oberflächentemperaturen. In der Kruste des Planeten befinden sich metallische Erze, die intensive Hitze hat das UEE jedoch davon abgehalten, diese Mineralien für die Schaffung der Synthworld abzubauen. </text:p>
      <text:p text:style-name="Standard"><text:s/></text:p>
      <text:p text:style-name="Standard">Chronos II (Schwester) </text:p>
      <text:p text:style-name="Standard">‚Schwester‘ ist bekannt für ihre Rolle in einem der größten politischen Skandale in der Geschichte des UEE. Im Jahr 2925 wurde ein Attaché des Senats damit beauftragt, einen Fortschrittsbericht für ein unabhängiges Anhörungskomitee zu erstellen. Es stellte fest, dass die Abbau- und Aufbereitungsanlagen, die gebaut werden sollten, um die Treibhausgase aus der dichten Atmosphäre des Planeten zu sammeln, in Wirklichkeit nie errichtet worden waren. Scheinbar hatte eine frühere Vorarbeiterin des Projekts, Ellie Kanis, über Jahre unentdeckt Gelder von dem gewaltigen Projektkapital abgeschöpft. Die öffentliche Empörung über Kanis Gaunerei verstärkte sich nur noch mehr, als Zeitungen, wie der Terra Gazette, die Höhe der entwendeten Mittel als Graphen auf dem Titelblatt darstellten. Zum ersten Mal begriffen viele Menschen, wie viel Geld genau die Konstruktion der Synthworld das Empire wirklich kostete. Die schleppende Erstellungsgeschwindigkeit der Synthworld und das aufgeblasene Regierungsdefizit ließ bei vielen im Empire die Frage aufkommen, ob das Projekt das überhaupt noch wert wäre. </text:p>
      <text:p text:style-name="Standard"><text:s text:c="2"/></text:p>
      <text:p text:style-name="Standard">Chronos III (Synthworld) </text:p>
      <text:p text:style-name="Standard"><text:s/>Das bekannteste Merkmal des Chronos Systems, die Synthworld, auch bekannt als Projekt Archangel, ist der Versuch der Menschheit, einen Planten aus dem Nichts zu erschaffen. Der Ursprung dieser Idee geht auf das Clarke-Komitee zurück, eine von der Regierung geschaffene Arbeitsgruppe, die sich im Anbetracht des Massakers auf Garron II eine „perfektere Zukunft für die Menschheit“ vorstellen sollte. Falls das Empire seine eigenen Welten bauen konnte, müsste man nicht länger das Risiko eingehen, heranreifendes Leben zu zerstören, das beim Terraformen immer besteht. In der zweiten Hälfte des 29. Jahrhunderts versuchte das UEE seine Stellung im Universum neu zu definieren. Das Messer-Regime war fast ein Jahrzehnt zuvor gestürzt worden, Gier und Korruption gärte jedoch weiter in der Regierung. Inmitten dieser Unsicherheiten ritt Corbyn Salehi, der sich für eine offene, ehrliche und ambitionierte Regierung einsetzte, auf einer Welle von <text:soft-page-break/>Reformen in das Büro des Imperators ein. Als Mann der Tat, nicht nur der Worte bekannt, übernahm Salehi einen der phantasiereichsten Vorschläge des Clarke-Komitee s– eine von Menschenhand geschaffene Welt. Er glaubte, dass die Menschheit ihre belanglosen Differenzen hinter sich lassen würde, könnte sie sich hinter einem gemeinsamen, ambitionierten Ziel versammeln. Salehis Optimismus war ansteckend, wodurch er die notwendige öffentliche und politische Unterstützung gewinnen konnte. Für Jahrzehnte, sogar als er längst nicht mehr das Amt des Imperators innehatte, hielt Salehi useine Vision und den Glauben der Leute an das Projekt aufrecht. Leider verstarb Salehi im Jahr 2922 an unerwarteten Komplikationen mit seinem künstlichen Pankreas. Ohne seine Führungsstärke erlebte das Projekt Synthworld harte Zeiten. Doch noch heute gehen die Arbeiten an der Synthworld weiter. Auch wenn Updates zu dem Projekt immer seltener werden, behaupten Wissenschaftler und Ingenieure der Regierung, dass sie Fortschritte erzielen. Viele haben noch immer die Hoffnung, dass die „Zukunft der Menschheit“ in fetten Lettern über Chronos erscheinen wird. Ob die Synthworld einer der größten Erfolge oder einer der größten Fehlschläge der Menschheit werden wird, ist aber noch nicht entschieden. </text:p>
      <text:p text:style-name="Standard"><text:s/></text:p>
      <text:p text:style-name="Standard"><text:s/></text:p>
      <text:p text:style-name="Standard">Archangel Station </text:p>
      <text:p text:style-name="Standard">Diese orbitale Station ist das Nervenzentrum für die Konstruktion der Synthworld. Dort leben die Wissenschaftler und Ingenieure des Projekts, außerdem ist es auch der Einlaufhafen für Vorräte und Ressourcen, die für den Bau des Planeten und die Zufriedenheit der Crew notwendig sind. Aufgrund des ständigen Bewegens von Fracht in diesem Sektor und der sensiblen Natur des Projekts an sich, nennt die 18. Flotte die Archangel Station nur dann ihr zu Hause, wenn sie nicht auf Patrouille sind. Zur 18. Kampfflotte gehört auch das 999. Testsquadron. Bekannt als „The Wreckless“, ist dieses Elite- Squadron dafür bekannt, experimentelle Komponenten und Schiffe zu testen. Der gewaltige freie Raum rund um die Archangel-Station zusammen mit den eingeschränkten Verpflichtungen haben sich als idealer Sandkasten für potentielle Technologie erwiesen, von der die Navy hofft, sie in ihr Arsenal aufnehmen zu können. Es scheint zu passen, dass das fortschrittlichste Squadron der Navy das fortschrittlichste System des Empires ihr Zuhause nennt. </text:p>
      <text:p text:style-name="Standard"/>
      <text:p text:style-name="Standard"><text:s/></text:p>
      <text:p text:style-name="Standard">Reisewarnung </text:p>
      <text:p text:style-name="Standard"><text:s/></text:p>
      <text:p text:style-name="Standard"><text:s/>Obwohl die Synthworld ein unbeaufsichtigter Ort ist, muss jede geschäftliche Tätigkeit zunächst über die Archangel-Station laufen. Jeder, der versucht, die Synthworld direkt zu betreten, wird sehr wahrscheinlich Bekanntschaft mit der 18. Kampflotte machen und gebeten, den Kurs anzupassen oder sich den Konsequenzen zu stellen. </text:p>
      <text:p text:style-name="Standard"><text:s/></text:p>
      <text:p text:style-name="Standard"><text:s/></text:p>
      <text:p text:style-name="Standard"><text:s/></text:p>
      <text:p text:style-name="Standard"><text:s/>Flüstern im Wind </text:p>
      <text:p text:style-name="Standard"><text:s/></text:p>
      <text:p text:style-name="Standard">„Viel zu lang fehlte es der Menschheit an einem kohäsiven Ziel, um in uns den Wunsch zu wecken, etwas Unmögliches zu vollbringen. Vor Jahrhunderten schien die Idee, dass jemand den Mond der Erde besuchen würde oder alleine das System verlassen würde, nur ein Traum zu sein. Obwohl die Menschheit so weit gekommen ist, sind unsere Ziele bodenständig geblieben. Es wird Zeit, dass sich das ändert.“ – Corbin Salehi, Pressekonferenz zur Bekanntgabe der Synthworld, 2872 </text:p>
      <text:p text:style-name="Standard"><text:s/></text:p>
      <text:p text:style-name="Standard">„Zumindest habe ich etwas Nützliches mit den ganzen Credits angestellt.“ – Ellie Kanis, ein Zitat aus Der Synthworld Betrug, 293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M10S</meta:editing-duration>
    <meta:editing-cycles>3</meta:editing-cycles>
    <meta:generator>OpenOffice/4.1.6$Win32 OpenOffice.org_project/416m1$Build-9790</meta:generator>
    <dc:date>2020-04-01T23:17:37.63</dc:date>
    <meta:document-statistic meta:table-count="0" meta:image-count="0" meta:object-count="0" meta:page-count="3" meta:paragraph-count="43" meta:word-count="1538" meta:character-count="10894"/>
    <dc:creator>Frank K.F  Biedermann</dc:creator>
    <meta:user-defined meta:name="Info 1"/>
    <meta:user-defined meta:name="Info 2"/>
    <meta:user-defined meta:name="Info 3"/>
    <meta:user-defined meta:name="Info 4"/>
  </office:meta>
</office:document-meta>
</file>